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1000003149E9BD1295CC0DEB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2" svg:font-family="Carlito" style:font-family-generic="roman" style:font-pitch="variable"/>
    <style:font-face style:name="Carlito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70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506cm" svg:x="0cm" svg:y="2cm" presentation:class="title" presentation:user-transformed="true">
          <draw:text-box>
            <text:p><text:span text:style-name="T1">* Dry Trash *</text:span></text:p>
          </draw:text-box>
        </draw:frame>
        <draw:frame presentation:style-name="pr2" draw:text-style-name="P1" draw:layer="layout" svg:width="28cm" svg:height="5.705cm" svg:x="0cm" svg:y="6cm">
          <draw:text-box>
            <text:p><text:span text:style-name="T2"/></text:p>
            <text:p><text:span text:style-name="T3">This bucket can have:</text:span></text:p>
            <text:p><text:span text:style-name="T2">Any kind of trash that is dried out</text:span></text:p>
            <text:p><text:span text:style-name="T2">and clear of food debris or other fil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2" svg:font-family="Carlito" style:font-family-generic="roman" style:font-pitch="variable"/>
    <style:font-face style:name="Carlito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4F1000003149E9BD1295CC0DEB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1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uardunix </meta:initial-creator>
    <meta:creation-date>2015-08-05T15:57:35.827918077</meta:creation-date>
    <dc:date>2021-11-02T11:09:40.012780033</dc:date>
    <dc:creator>Chris Koeritz</dc:creator>
    <meta:editing-duration>PT24M4S</meta:editing-duration>
    <meta:editing-cycles>2</meta:editing-cycles>
    <meta:generator>LibreOffice/6.4.7.2$Linux_X86_64 LibreOffice_project/40$Build-2</meta:generator>
    <meta:document-statistic meta:object-count="25"/>
  </office:meta>
</office:document-meta>
</file>